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2cm" svg:x="29cm" svg:y="2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2cm" svg:x="29cm" svg:y="6cm">
          <text:p text:style-name="P1"><text:span text:style-name="T1">collide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2cm" svg:x="37cm" svg:y="6cm">
          <text:p text:style-name="P1"><text:span text:style-name="T1">character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2cm" svg:x="29cm" svg:y="10cm">
          <text:p text:style-name="P1"><text:span text:style-name="T1">interact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2cm" svg:x="29cm" svg:y="14cm">
          <text:p text:style-name="P1"><text:span text:style-name="T1">sf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cm" svg:height="2cm" svg:x="29cm" svg:y="18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cm" svg:height="2cm" svg:x="45cm" svg:y="2cm">
          <text:p text:style-name="P1"><text:span text:style-name="T1">item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cm" svg:height="2cm" svg:x="45cm" svg:y="6cm">
          <text:p text:style-name="P1"><text:span text:style-name="T1">inventory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6cm" svg:height="2cm" svg:x="21cm" svg:y="10cm">
          <text:p text:style-name="P3"><text:span text:style-name="T1">movementInterac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32cm" svg:y1="4cm" svg:x2="32cm" svg:y2="6cm" draw:start-shape="id1" draw:start-glue-point="2" draw:end-shape="id2" draw:end-glue-point="0" svg:d="M32000 4000v2000" svg:viewBox="0 0 1 2001">
          <text:p/>
        </draw:connector>
        <draw:connector draw:style-name="gr2" draw:text-style-name="P4" draw:layer="layout" svg:x1="32cm" svg:y1="4cm" svg:x2="40cm" svg:y2="6cm" draw:start-shape="id1" draw:start-glue-point="2" draw:end-shape="id3" draw:end-glue-point="0" svg:d="M32000 4000v1000h8000v1000" svg:viewBox="0 0 8001 2001">
          <text:p/>
        </draw:connector>
        <draw:connector draw:style-name="gr2" draw:text-style-name="P4" draw:layer="layout" svg:x1="32cm" svg:y1="8cm" svg:x2="32cm" svg:y2="10cm" draw:start-shape="id2" draw:start-glue-point="2" draw:end-shape="id4" draw:end-glue-point="0" svg:d="M32000 8000v2000" svg:viewBox="0 0 1 2001">
          <text:p/>
        </draw:connector>
        <draw:connector draw:style-name="gr2" draw:text-style-name="P4" draw:layer="layout" svg:x1="40cm" svg:y1="8cm" svg:x2="32cm" svg:y2="10cm" draw:start-shape="id3" draw:start-glue-point="2" draw:end-shape="id4" draw:end-glue-point="0" svg:d="M40000 8000v1000h-8000v1000" svg:viewBox="0 0 8001 2001">
          <text:p/>
        </draw:connector>
        <draw:connector draw:style-name="gr2" draw:text-style-name="P4" draw:layer="layout" svg:x1="32cm" svg:y1="12cm" svg:x2="32cm" svg:y2="14cm" draw:start-shape="id4" draw:start-glue-point="2" draw:end-shape="id5" draw:end-glue-point="0" svg:d="M32000 12000v2000" svg:viewBox="0 0 1 2001">
          <text:p/>
        </draw:connector>
        <draw:connector draw:style-name="gr2" draw:text-style-name="P4" draw:layer="layout" svg:x1="32cm" svg:y1="16cm" svg:x2="32cm" svg:y2="18cm" draw:start-shape="id5" draw:start-glue-point="2" draw:end-shape="id6" draw:end-glue-point="0" svg:d="M32000 16000v2000" svg:viewBox="0 0 1 2001">
          <text:p/>
        </draw:connector>
        <draw:connector draw:style-name="gr2" draw:text-style-name="P4" draw:layer="layout" svg:x1="48cm" svg:y1="8cm" svg:x2="32cm" svg:y2="10cm" draw:start-shape="id7" draw:start-glue-point="2" draw:end-shape="id4" draw:end-glue-point="0" svg:d="M48000 8000v1000h-16000v1000" svg:viewBox="0 0 16001 2001">
          <text:p/>
        </draw:connector>
        <draw:connector draw:style-name="gr2" draw:text-style-name="P4" draw:layer="layout" svg:x1="48cm" svg:y1="4cm" svg:x2="48cm" svg:y2="6cm" draw:start-shape="id8" draw:start-glue-point="2" draw:end-shape="id7" svg:d="M48000 4000v2000" svg:viewBox="0 0 1 2001">
          <text:p/>
        </draw:connector>
        <draw:custom-shape draw:style-name="gr1" draw:text-style-name="P5" xml:id="id14" draw:id="id14" draw:layer="measurelines" svg:width="6cm" svg:height="2cm" svg:x="21cm" svg:y="14cm">
          <text:p text:style-name="P3"><text:span text:style-name="T1">collideObjectInteract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2" draw:id="id12" draw:layer="measurelines" svg:width="6cm" svg:height="2cm" svg:x="13cm" svg:y="10cm">
          <text:p text:style-name="P3"><text:span text:style-name="T1">classObjectIntera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cm" svg:height="2cm" svg:x="37cm" svg:y="10cm">
          <text:p text:style-name="P1"><text:span text:style-name="T1">LevelEdi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37cm" svg:y1="11cm" svg:x2="35cm" svg:y2="11cm" draw:start-shape="id9" draw:start-glue-point="3" draw:end-shape="id4" draw:end-glue-point="1" svg:d="M37000 11000h-2000" svg:viewBox="0 0 2001 1">
          <text:p/>
        </draw:connector>
        <draw:custom-shape draw:style-name="gr1" draw:text-style-name="P2" xml:id="id10" draw:id="id10" draw:layer="layout" svg:width="6cm" svg:height="2cm" svg:x="45cm" svg:y="10cm">
          <text:p text:style-name="P1"><text:span text:style-name="T1">sav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45cm" svg:y1="11cm" svg:x2="43cm" svg:y2="11cm" draw:start-shape="id10" draw:start-glue-point="3" draw:end-shape="id9" draw:end-glue-point="1" svg:d="M45000 11000h-2000" svg:viewBox="0 0 2001 1">
          <text:p/>
        </draw:connector>
        <draw:connector draw:style-name="gr2" draw:text-style-name="P4" draw:layer="layout" svg:x1="35cm" svg:y1="3cm" svg:x2="45cm" svg:y2="3cm" draw:start-shape="id1" draw:start-glue-point="1" draw:end-shape="id8" draw:end-glue-point="3" svg:d="M35000 3000h10000" svg:viewBox="0 0 10001 1">
          <text:p/>
        </draw:connector>
        <draw:connector draw:style-name="gr2" draw:text-style-name="P4" draw:layer="layout" draw:line-skew="-4.026cm" svg:x1="27cm" svg:y1="5cm" svg:x2="16cm" svg:y2="10cm" draw:start-shape="id11" draw:start-glue-point="1" draw:end-shape="id12" draw:end-glue-point="0" svg:d="M27000 5000h-11000v5000" svg:viewBox="0 0 11001 5001">
          <text:p/>
        </draw:connector>
        <draw:connector draw:style-name="gr2" draw:text-style-name="P4" draw:layer="layout" svg:x1="27cm" svg:y1="11cm" svg:x2="29cm" svg:y2="11cm" draw:start-shape="id13" draw:start-glue-point="1" draw:end-shape="id4" svg:d="M27000 11000h2000" svg:viewBox="0 0 2001 1">
          <text:p/>
        </draw:connector>
        <draw:line draw:style-name="gr3" draw:text-style-name="P4" draw:layer="layout" svg:x1="28cm" svg:y1="2cm" svg:x2="27cm" svg:y2="2cm">
          <text:p/>
        </draw:line>
        <draw:line draw:style-name="gr3" draw:text-style-name="P4" draw:layer="layout" svg:x1="28cm" svg:y1="8cm" svg:x2="27cm" svg:y2="8cm">
          <text:p/>
        </draw:line>
        <draw:line draw:style-name="gr3" draw:text-style-name="P4" xml:id="id11" draw:id="id11" draw:layer="layout" svg:x1="27cm" svg:y1="2cm" svg:x2="27cm" svg:y2="8cm">
          <text:p/>
        </draw:line>
        <draw:line draw:style-name="gr3" draw:text-style-name="P4" draw:layer="layout" svg:x1="53cm" svg:y1="2cm" svg:x2="52cm" svg:y2="2cm">
          <text:p/>
        </draw:line>
        <draw:line draw:style-name="gr3" draw:text-style-name="P4" draw:layer="layout" svg:x1="53cm" svg:y1="8cm" svg:x2="52cm" svg:y2="8cm">
          <text:p/>
        </draw:line>
        <draw:line draw:style-name="gr3" draw:text-style-name="P4" draw:layer="layout" svg:x1="53cm" svg:y1="2cm" svg:x2="53cm" svg:y2="8cm">
          <text:p/>
        </draw:line>
        <draw:connector draw:style-name="gr2" draw:text-style-name="P4" draw:layer="layout" svg:x1="19cm" svg:y1="11cm" svg:x2="21cm" svg:y2="11cm" draw:start-shape="id12" draw:start-glue-point="1" draw:end-shape="id13" draw:end-glue-point="3" svg:d="M19000 11000h2000" svg:viewBox="0 0 2001 1">
          <text:p/>
        </draw:connector>
        <draw:connector draw:style-name="gr2" draw:text-style-name="P4" draw:layer="layout" svg:x1="16cm" svg:y1="12cm" svg:x2="21cm" svg:y2="15cm" draw:start-shape="id12" draw:start-glue-point="2" draw:end-shape="id14" draw:end-glue-point="3" svg:d="M16000 12000v3000h5000" svg:viewBox="0 0 5001 3001">
          <text:p/>
        </draw:connector>
        <draw:connector draw:style-name="gr2" draw:text-style-name="P4" draw:layer="layout" svg:x1="27cm" svg:y1="15cm" svg:x2="29cm" svg:y2="11cm" draw:start-shape="id14" draw:start-glue-point="1" draw:end-shape="id4" draw:end-glue-point="3" svg:d="M27000 15000h1000v-4000h1000" svg:viewBox="0 0 2001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5:14:39.790944858</meta:creation-date>
    <dc:date>2018-07-28T12:52:15.812657285</dc:date>
    <meta:editing-duration>PT58M1S</meta:editing-duration>
    <meta:editing-cycles>31</meta:editing-cycles>
    <meta:generator>LibreOffice/6.0.3.2$Linux_X86_64 LibreOffice_project/00m0$Build-2</meta:generator>
    <meta:document-statistic meta:object-count="35"/>
  </office:meta>
</office:document-meta>
</file>